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62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7"/>
          <table:table-cell table:style-name="ce49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6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50" office:value-type="string" calcext:value-type="string">
            <text:p>女子對男子數<text:span text:style-name="T7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64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1" table:formula="of:=ROUND([.H5]/[.I5]*100;0)" office:value-type="float" office:value="105" calcext:value-type="float">
            <text:p><text:s text:c="3"/>105</text:p>
          </table:table-cell>
          <table:table-cell table:style-name="ce51" table:formula="of:=ROUND([.G5]/[.B5];0)" office:value-type="float" office:value="606" calcext:value-type="float">
            <text:p><text:s text:c="3"/>606</text:p>
          </table:table-cell>
          <table:table-cell table:style-name="ce65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1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8" office:value-type="float" office:value="11312728" calcext:value-type="float">
            <text:p><text:s text:c="3"/>11,312,728</text:p>
          </table:table-cell>
          <table:table-cell table:style-name="ce42" office:value-type="float" office:value="10779659" calcext:value-type="float">
            <text:p><text:s text:c="3"/>10,779,659</text:p>
          </table:table-cell>
          <table:table-cell table:style-name="ce51" table:formula="of:=ROUND([.H6]/[.I6]*100;0)" office:value-type="float" office:value="105" calcext:value-type="float">
            <text:p><text:s text:c="3"/>105</text:p>
          </table:table-cell>
          <table:table-cell table:style-name="ce51" table:formula="of:=ROUND([.G6]/[.B6];0)" office:value-type="float" office:value="610" calcext:value-type="float">
            <text:p><text:s text:c="3"/>610</text:p>
          </table:table-cell>
          <table:table-cell table:style-name="ce65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2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8" office:value-type="float" office:value="11392050" calcext:value-type="float">
            <text:p><text:s text:c="3"/>11,392,050</text:p>
          </table:table-cell>
          <table:table-cell table:style-name="ce42" office:value-type="float" office:value="10884622" calcext:value-type="float">
            <text:p><text:s text:c="3"/>10,884,622</text:p>
          </table:table-cell>
          <table:table-cell table:style-name="ce51" table:formula="of:=ROUND([.H7]/[.I7]*100;0)" office:value-type="float" office:value="105" calcext:value-type="float">
            <text:p><text:s text:c="3"/>105</text:p>
          </table:table-cell>
          <table:table-cell table:style-name="ce51" table:formula="of:=ROUND([.G7]/[.B7];0)" office:value-type="float" office:value="616" calcext:value-type="float">
            <text:p><text:s text:c="3"/>616</text:p>
          </table:table-cell>
          <table:table-cell table:style-name="ce65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1" table:formula="of:=ROUND([.H8]/[.I8]*100;0)" office:value-type="float" office:value="104" calcext:value-type="float">
            <text:p><text:s text:c="3"/>104</text:p>
          </table:table-cell>
          <table:table-cell table:style-name="ce51" table:formula="of:=ROUND([.G8]/[.B8];0)" office:value-type="float" office:value="619" calcext:value-type="float">
            <text:p><text:s text:c="3"/>619</text:p>
          </table:table-cell>
          <table:table-cell table:style-name="ce65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1" table:formula="of:=ROUND([.H9]/[.I9]*100;0)" office:value-type="float" office:value="104" calcext:value-type="float">
            <text:p><text:s text:c="3"/>104</text:p>
          </table:table-cell>
          <table:table-cell table:style-name="ce51" table:formula="of:=ROUND([.G9]/[.B9];0)" office:value-type="float" office:value="622" calcext:value-type="float">
            <text:p><text:s text:c="3"/>622</text:p>
          </table:table-cell>
          <table:table-cell table:style-name="ce65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2" table:formula="of:=ROUND([.H10]/[.I10]*100;0)" office:value-type="float" office:value="104" calcext:value-type="float">
            <text:p><text:s text:c="3"/>104</text:p>
          </table:table-cell>
          <table:table-cell table:style-name="ce52" table:formula="of:=ROUND([.G10]/[.B10];0)" office:value-type="float" office:value="625" calcext:value-type="float">
            <text:p><text:s text:c="3"/>625</text:p>
          </table:table-cell>
          <table:table-cell table:style-name="ce66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3" table:formula="of:=ROUND([.H11]/[.I11]*100;0)" office:value-type="float" office:value="104" calcext:value-type="float">
            <text:p><text:s text:c="3"/>104</text:p>
          </table:table-cell>
          <table:table-cell table:style-name="ce53" table:formula="of:=ROUND([.G11]/[.B11];0)" office:value-type="float" office:value="627" calcext:value-type="float">
            <text:p><text:s text:c="3"/>627</text:p>
          </table:table-cell>
          <table:table-cell table:style-name="ce67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3" table:formula="of:=ROUND([.H12]/[.I12]*100;0)" office:value-type="float" office:value="103" calcext:value-type="float">
            <text:p><text:s text:c="3"/>103</text:p>
          </table:table-cell>
          <table:table-cell table:style-name="ce53" table:formula="of:=ROUND([.G12]/[.B12];0)" office:value-type="float" office:value="629" calcext:value-type="float">
            <text:p><text:s text:c="3"/>629</text:p>
          </table:table-cell>
          <table:table-cell table:style-name="ce67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4" table:formula="of:=ROUND([.H13]/[.I13]*100;0)" office:value-type="float" office:value="103" calcext:value-type="float">
            <text:p><text:s text:c="3"/>103</text:p>
          </table:table-cell>
          <table:table-cell table:style-name="ce54" table:formula="of:=ROUND([.G13]/[.B13];0)" office:value-type="float" office:value="632" calcext:value-type="float">
            <text:p><text:s text:c="3"/>632</text:p>
          </table:table-cell>
          <table:table-cell table:style-name="ce66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4" table:formula="of:=ROUND([.H14]/[.I14]*100;0)" office:value-type="float" office:value="102" calcext:value-type="float">
            <text:p><text:s text:c="3"/>102</text:p>
          </table:table-cell>
          <table:table-cell table:style-name="ce54" table:formula="of:=ROUND([.G14]/[.B14];0)" office:value-type="float" office:value="634" calcext:value-type="float">
            <text:p><text:s text:c="3"/>634</text:p>
          </table:table-cell>
          <table:table-cell table:style-name="ce66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office:value-type="float" office:value="637" calcext:value-type="float">
            <text:p><text:s text:c="3"/>637</text:p>
          </table:table-cell>
          <table:table-cell table:style-name="ce66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二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421" calcext:value-type="float">
            <text:p><text:s text:c="3"/>147,421</text:p>
          </table:table-cell>
          <table:table-cell table:style-name="ce31" office:value-type="float" office:value="7524090" calcext:value-type="float">
            <text:p><text:s text:c="3"/>7,524,090</text:p>
          </table:table-cell>
          <table:table-cell table:style-name="ce44" table:formula="of:=[.H16]+[.I16]" office:value-type="float" office:value="22973622" calcext:value-type="float">
            <text:p><text:s text:c="3"/>22,973,622</text:p>
          </table:table-cell>
          <table:table-cell table:style-name="ce31" office:value-type="float" office:value="11612755" calcext:value-type="float">
            <text:p><text:s text:c="3"/>11,612,755</text:p>
          </table:table-cell>
          <table:table-cell table:style-name="ce31" office:value-type="float" office:value="11360867" calcext:value-type="float">
            <text:p><text:s text:c="3"/>11,360,867</text:p>
          </table:table-cell>
          <table:table-cell table:style-name="ce55" table:formula="of:=ROUND([.H16]/[.I16]*100;0)" office:value-type="float" office:value="102" calcext:value-type="float">
            <text:p><text:s text:c="3"/>102</text:p>
          </table:table-cell>
          <table:table-cell table:style-name="ce55" table:formula="of:=ROUND([.G16]/[.B16];0)" office:value-type="float" office:value="635" calcext:value-type="float">
            <text:p><text:s text:c="3"/>635</text:p>
          </table:table-cell>
          <table:table-cell table:style-name="ce68" table:formula="of:=ROUND([.G16]/[.F16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三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422" calcext:value-type="float">
            <text:p><text:s text:c="3"/>147,422</text:p>
          </table:table-cell>
          <table:table-cell table:style-name="ce31" office:value-type="float" office:value="7532951" calcext:value-type="float">
            <text:p><text:s text:c="3"/>7,532,951</text:p>
          </table:table-cell>
          <table:table-cell table:style-name="ce44" table:formula="of:=[.H17]+[.I17]" office:value-type="float" office:value="22978800" calcext:value-type="float">
            <text:p><text:s text:c="3"/>22,978,800</text:p>
          </table:table-cell>
          <table:table-cell table:style-name="ce31" office:value-type="float" office:value="11613325" calcext:value-type="float">
            <text:p><text:s text:c="3"/>11,613,325</text:p>
          </table:table-cell>
          <table:table-cell table:style-name="ce31" office:value-type="float" office:value="11365475" calcext:value-type="float">
            <text:p><text:s text:c="3"/>11,365,475</text:p>
          </table:table-cell>
          <table:table-cell table:style-name="ce55" table:formula="of:=ROUND([.H17]/[.I17]*100;0)" office:value-type="float" office:value="102" calcext:value-type="float">
            <text:p><text:s text:c="3"/>102</text:p>
          </table:table-cell>
          <table:table-cell table:style-name="ce55" table:formula="of:=ROUND([.G17]/[.B17];0)" office:value-type="float" office:value="635" calcext:value-type="float">
            <text:p><text:s text:c="3"/>635</text:p>
          </table:table-cell>
          <table:table-cell table:style-name="ce68" table:formula="of:=ROUND([.G17]/[.F17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四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490" calcext:value-type="float">
            <text:p><text:s text:c="3"/>147,490</text:p>
          </table:table-cell>
          <table:table-cell table:style-name="ce31" office:value-type="float" office:value="7545954" calcext:value-type="float">
            <text:p><text:s text:c="3"/>7,545,954</text:p>
          </table:table-cell>
          <table:table-cell table:style-name="ce44" table:formula="of:=[.H18]+[.I18]" office:value-type="float" office:value="22983286" calcext:value-type="float">
            <text:p><text:s text:c="3"/>22,983,286</text:p>
          </table:table-cell>
          <table:table-cell table:style-name="ce31" office:value-type="float" office:value="11613900" calcext:value-type="float">
            <text:p><text:s text:c="3"/>11,613,900</text:p>
          </table:table-cell>
          <table:table-cell table:style-name="ce31" office:value-type="float" office:value="11369386" calcext:value-type="float">
            <text:p><text:s text:c="3"/>11,369,386</text:p>
          </table:table-cell>
          <table:table-cell table:style-name="ce55" table:formula="of:=ROUND([.H18]/[.I18]*100;0)" office:value-type="float" office:value="102" calcext:value-type="float">
            <text:p><text:s text:c="3"/>102</text:p>
          </table:table-cell>
          <table:table-cell table:style-name="ce55" table:formula="of:=ROUND([.G18]/[.B18];0)" office:value-type="float" office:value="635" calcext:value-type="float">
            <text:p><text:s text:c="3"/>635</text:p>
          </table:table-cell>
          <table:table-cell table:style-name="ce68" table:formula="of:=ROUND([.G18]/[.F18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五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16" calcext:value-type="float">
            <text:p><text:s text:c="3"/>147,516</text:p>
          </table:table-cell>
          <table:table-cell table:style-name="ce31" office:value-type="float" office:value="7561422" calcext:value-type="float">
            <text:p><text:s text:c="3"/>7,561,422</text:p>
          </table:table-cell>
          <table:table-cell table:style-name="ce44" table:formula="of:=[.H19]+[.I19]" office:value-type="float" office:value="22988428" calcext:value-type="float">
            <text:p><text:s text:c="3"/>22,988,428</text:p>
          </table:table-cell>
          <table:table-cell table:style-name="ce31" office:value-type="float" office:value="11614850" calcext:value-type="float">
            <text:p><text:s text:c="3"/>11,614,850</text:p>
          </table:table-cell>
          <table:table-cell table:style-name="ce31" office:value-type="float" office:value="11373578" calcext:value-type="float">
            <text:p><text:s text:c="3"/>11,373,578</text:p>
          </table:table-cell>
          <table:table-cell table:style-name="ce55" table:formula="of:=ROUND([.H19]/[.I19]*100;0)" office:value-type="float" office:value="102" calcext:value-type="float">
            <text:p><text:s text:c="3"/>102</text:p>
          </table:table-cell>
          <table:table-cell table:style-name="ce55" table:formula="of:=ROUND([.G19]/[.B19];0)" office:value-type="float" office:value="635" calcext:value-type="float">
            <text:p><text:s text:c="3"/>635</text:p>
          </table:table-cell>
          <table:table-cell table:style-name="ce68" table:formula="of:=ROUND([.G19]/[.F19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19" calcext:value-type="float">
            <text:p><text:s text:c="3"/>147,519</text:p>
          </table:table-cell>
          <table:table-cell table:style-name="ce31" office:value-type="float" office:value="7576211" calcext:value-type="float">
            <text:p><text:s text:c="3"/>7,576,211</text:p>
          </table:table-cell>
          <table:table-cell table:style-name="ce44" table:formula="of:=[.H20]+[.I20]" office:value-type="float" office:value="22994262" calcext:value-type="float">
            <text:p><text:s text:c="3"/>22,994,262</text:p>
          </table:table-cell>
          <table:table-cell table:style-name="ce31" office:value-type="float" office:value="11615910" calcext:value-type="float">
            <text:p><text:s text:c="3"/>11,615,910</text:p>
          </table:table-cell>
          <table:table-cell table:style-name="ce31" office:value-type="float" office:value="11378352" calcext:value-type="float">
            <text:p><text:s text:c="3"/>11,378,352</text:p>
          </table:table-cell>
          <table:table-cell table:style-name="ce55" table:formula="of:=ROUND([.H20]/[.I20]*100;0)" office:value-type="float" office:value="102" calcext:value-type="float">
            <text:p><text:s text:c="3"/>102</text:p>
          </table:table-cell>
          <table:table-cell table:style-name="ce55" table:formula="of:=ROUND([.G20]/[.B20];0)" office:value-type="float" office:value="635" calcext:value-type="float">
            <text:p><text:s text:c="3"/>635</text:p>
          </table:table-cell>
          <table:table-cell table:style-name="ce68" table:formula="of:=ROUND([.G20]/[.F20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2" calcext:value-type="float">
            <text:p><text:s text:c="3"/>147,572</text:p>
          </table:table-cell>
          <table:table-cell table:style-name="ce31" office:value-type="float" office:value="7591500" calcext:value-type="float">
            <text:p><text:s text:c="3"/>7,591,500</text:p>
          </table:table-cell>
          <table:table-cell table:style-name="ce44" table:formula="of:=[.H21]+[.I21]" office:value-type="float" office:value="23000827" calcext:value-type="float">
            <text:p><text:s text:c="3"/>23,000,827</text:p>
          </table:table-cell>
          <table:table-cell table:style-name="ce31" office:value-type="float" office:value="11617437" calcext:value-type="float">
            <text:p><text:s text:c="3"/>11,617,437</text:p>
          </table:table-cell>
          <table:table-cell table:style-name="ce31" office:value-type="float" office:value="11383390" calcext:value-type="float">
            <text:p><text:s text:c="3"/>11,383,390</text:p>
          </table:table-cell>
          <table:table-cell table:style-name="ce55" table:formula="of:=ROUND([.H21]/[.I21]*100;0)" office:value-type="float" office:value="102" calcext:value-type="float">
            <text:p><text:s text:c="3"/>102</text:p>
          </table:table-cell>
          <table:table-cell table:style-name="ce55" table:formula="of:=ROUND([.G21]/[.B21];0)" office:value-type="float" office:value="636" calcext:value-type="float">
            <text:p><text:s text:c="3"/>636</text:p>
          </table:table-cell>
          <table:table-cell table:style-name="ce68" table:formula="of:=ROUND([.G21]/[.F21];2)" office:value-type="float" office:value="3.03" calcext:value-type="float">
            <text:p><text:s text:c="3"/>3.03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6" calcext:value-type="float">
            <text:p><text:s text:c="3"/>147,576</text:p>
          </table:table-cell>
          <table:table-cell table:style-name="ce31" office:value-type="float" office:value="7608242" calcext:value-type="float">
            <text:p><text:s text:c="3"/>7,608,242</text:p>
          </table:table-cell>
          <table:table-cell table:style-name="ce44" table:formula="of:=[.H22]+[.I22]" office:value-type="float" office:value="23005067" calcext:value-type="float">
            <text:p><text:s text:c="3"/>23,005,067</text:p>
          </table:table-cell>
          <table:table-cell table:style-name="ce31" office:value-type="float" office:value="11618020" calcext:value-type="float">
            <text:p><text:s text:c="3"/>11,618,020</text:p>
          </table:table-cell>
          <table:table-cell table:style-name="ce31" office:value-type="float" office:value="11387047" calcext:value-type="float">
            <text:p><text:s text:c="3"/>11,387,047</text:p>
          </table:table-cell>
          <table:table-cell table:style-name="ce55" table:formula="of:=ROUND([.H22]/[.I22]*100;0)" office:value-type="float" office:value="102" calcext:value-type="float">
            <text:p><text:s text:c="3"/>102</text:p>
          </table:table-cell>
          <table:table-cell table:style-name="ce55" table:formula="of:=ROUND([.G22]/[.B22];0)" office:value-type="float" office:value="636" calcext:value-type="float">
            <text:p><text:s text:c="3"/>636</text:p>
          </table:table-cell>
          <table:table-cell table:style-name="ce68" table:formula="of:=ROUND([.G22]/[.F22];2)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9" calcext:value-type="float">
            <text:p><text:s text:c="3"/>147,579</text:p>
          </table:table-cell>
          <table:table-cell table:style-name="ce31" office:value-type="float" office:value="7630590" calcext:value-type="float">
            <text:p><text:s text:c="3"/>7,630,590</text:p>
          </table:table-cell>
          <table:table-cell table:style-name="ce44" table:formula="of:=[.H23]+[.I23]" office:value-type="float" office:value="23007737" calcext:value-type="float">
            <text:p><text:s text:c="3"/>23,007,737</text:p>
          </table:table-cell>
          <table:table-cell table:style-name="ce31" office:value-type="float" office:value="11617921" calcext:value-type="float">
            <text:p><text:s text:c="3"/>11,617,921</text:p>
          </table:table-cell>
          <table:table-cell table:style-name="ce31" office:value-type="float" office:value="11389816" calcext:value-type="float">
            <text:p><text:s text:c="3"/>11,389,816</text:p>
          </table:table-cell>
          <table:table-cell table:style-name="ce55" table:formula="of:=ROUND([.H23]/[.I23]*100;0)" office:value-type="float" office:value="102" calcext:value-type="float">
            <text:p><text:s text:c="3"/>102</text:p>
          </table:table-cell>
          <table:table-cell table:style-name="ce55" table:formula="of:=ROUND([.G23]/[.B23];0)" office:value-type="float" office:value="636" calcext:value-type="float">
            <text:p><text:s text:c="3"/>636</text:p>
          </table:table-cell>
          <table:table-cell table:style-name="ce68" table:formula="of:=ROUND([.G23]/[.F23];2)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37756" calcext:value-type="float">
            <text:p><text:s text:c="3"/>7,637,756</text:p>
          </table:table-cell>
          <table:table-cell table:style-name="ce44" table:formula="of:=[.H24]+[.I24]" office:value-type="float" office:value="23016257" calcext:value-type="float">
            <text:p><text:s text:c="3"/>23,016,257</text:p>
          </table:table-cell>
          <table:table-cell table:style-name="ce31" office:value-type="float" office:value="11620114" calcext:value-type="float">
            <text:p><text:s text:c="3"/>11,620,114</text:p>
          </table:table-cell>
          <table:table-cell table:style-name="ce31" office:value-type="float" office:value="11396143" calcext:value-type="float">
            <text:p><text:s text:c="3"/>11,396,143</text:p>
          </table:table-cell>
          <table:table-cell table:style-name="ce55" table:formula="of:=ROUND([.H24]/[.I24]*100;0)" office:value-type="float" office:value="102" calcext:value-type="float">
            <text:p><text:s text:c="3"/>102</text:p>
          </table:table-cell>
          <table:table-cell table:style-name="ce55" table:formula="of:=ROUND([.G24]/[.B24];0)" office:value-type="float" office:value="636" calcext:value-type="float">
            <text:p><text:s text:c="3"/>636</text:p>
          </table:table-cell>
          <table:table-cell table:style-name="ce68" table:formula="of:=ROUND([.G24]/[.F24];2)" office:value-type="float" office:value="3.01" calcext:value-type="float">
            <text:p><text:s text:c="3"/>3.01</text:p>
          </table:table-cell>
          <table:table-cell table:style-name="ce72"/>
          <table:table-cell table:number-columns-repeated="1011"/>
        </table:table-row>
        <table:table-row table:style-name="ro4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51722" calcext:value-type="float">
            <text:p><text:s text:c="3"/>7,651,722</text:p>
          </table:table-cell>
          <table:table-cell table:style-name="ce44" table:formula="of:=[.H25]+[.I25]" office:value-type="float" office:value="23027672" calcext:value-type="float">
            <text:p><text:s text:c="3"/>23,027,672</text:p>
          </table:table-cell>
          <table:table-cell table:style-name="ce31" office:value-type="float" office:value="11624013" calcext:value-type="float">
            <text:p><text:s text:c="3"/>11,624,013</text:p>
          </table:table-cell>
          <table:table-cell table:style-name="ce31" office:value-type="float" office:value="11403659" calcext:value-type="float">
            <text:p><text:s text:c="3"/>11,403,659</text:p>
          </table:table-cell>
          <table:table-cell table:style-name="ce55" table:formula="of:=ROUND([.H25]/[.I25]*100;0)" office:value-type="float" office:value="102" calcext:value-type="float">
            <text:p><text:s text:c="3"/>102</text:p>
          </table:table-cell>
          <table:table-cell table:style-name="ce55" table:formula="of:=ROUND([.G25]/[.B25];0)" office:value-type="float" office:value="636" calcext:value-type="float">
            <text:p><text:s text:c="3"/>636</text:p>
          </table:table-cell>
          <table:table-cell table:style-name="ce68" table:formula="of:=ROUND([.G25]/[.F25];2)" office:value-type="float" office:value="3.01" calcext:value-type="float">
            <text:p><text:s text:c="3"/>3.01</text:p>
          </table:table-cell>
          <table:table-cell table:style-name="ce72"/>
          <table:table-cell table:number-columns-repeated="1011"/>
        </table:table-row>
        <table:table-row table:style-name="ro4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8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44" table:formula="of:=[.H26]+[.I26]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5" table:formula="of:=ROUND([.H26]/[.I26]*100;0)" office:value-type="float" office:value="102" calcext:value-type="float">
            <text:p><text:s text:c="3"/>102</text:p>
          </table:table-cell>
          <table:table-cell table:style-name="ce55" table:formula="of:=ROUND([.G26]/[.B26];0)" office:value-type="float" office:value="637" calcext:value-type="float">
            <text:p><text:s text:c="3"/>637</text:p>
          </table:table-cell>
          <table:table-cell table:style-name="ce68" table:formula="of:=ROUND([.G26]/[.F26];2)" office:value-type="float" office:value="3.01" calcext:value-type="float">
            <text:p><text:s text:c="3"/>3.01</text:p>
          </table:table-cell>
          <table:table-cell table:style-name="ce72"/>
          <table:table-cell table:number-columns-repeated="1011"/>
        </table:table-row>
        <table:table-row table:style-name="ro7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1" table:number-columns-repeated="2"/>
          <table:table-cell table:style-name="ce38"/>
          <table:table-cell table:style-name="ce31"/>
          <table:table-cell table:style-name="ce44"/>
          <table:table-cell table:style-name="ce31" table:number-columns-repeated="2"/>
          <table:table-cell table:style-name="ce55" table:number-columns-repeated="2"/>
          <table:table-cell table:style-name="ce68"/>
          <table:table-cell table:style-name="ce72"/>
          <table:table-cell table:number-columns-repeated="1011"/>
        </table:table-row>
        <table:table-row table:style-name="ro7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9" office:value-type="float" office:value="147625" calcext:value-type="float">
            <text:p><text:s text:c="3"/>147,625</text:p>
          </table:table-cell>
          <table:table-cell table:style-name="ce32" office:value-type="float" office:value="7657870" calcext:value-type="float">
            <text:p><text:s text:c="3"/>7,657,870</text:p>
          </table:table-cell>
          <table:table-cell table:style-name="ce45" table:formula="of:=[.H28]+[.I28]" office:value-type="float" office:value="23046177" calcext:value-type="float">
            <text:p><text:s text:c="3"/>23,046,177</text:p>
          </table:table-cell>
          <table:table-cell table:style-name="ce32" office:value-type="float" office:value="11627353" calcext:value-type="float">
            <text:p><text:s text:c="3"/>11,627,353</text:p>
          </table:table-cell>
          <table:table-cell table:style-name="ce32" office:value-type="float" office:value="11418824" calcext:value-type="float">
            <text:p><text:s text:c="3"/>11,418,824</text:p>
          </table:table-cell>
          <table:table-cell table:style-name="ce56" table:formula="of:=ROUND([.H28]/[.I28]*100;0)" office:value-type="float" office:value="102" calcext:value-type="float">
            <text:p><text:s text:c="3"/>102</text:p>
          </table:table-cell>
          <table:table-cell table:style-name="ce56" table:formula="of:=ROUND([.G28]/[.B28];0)" office:value-type="float" office:value="637" calcext:value-type="float">
            <text:p><text:s text:c="3"/>637</text:p>
          </table:table-cell>
          <table:table-cell table:style-name="ce68" table:formula="of:=ROUND([.G28]/[.F28];2)" office:value-type="float" office:value="3.01" calcext:value-type="float">
            <text:p><text:s text:c="3"/>3.01</text:p>
          </table:table-cell>
          <table:table-cell table:style-name="ce72"/>
          <table:table-cell table:number-columns-repeated="1011"/>
        </table:table-row>
        <table:table-row table:style-name="ro5">
          <table:table-cell table:style-name="ce9" office:value-type="string" calcext:value-type="string">
            <text:p>二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40" office:value-type="float" office:value="147653" calcext:value-type="float">
            <text:p><text:s text:c="3"/>147,653</text:p>
          </table:table-cell>
          <table:table-cell table:style-name="ce33" office:value-type="float" office:value="7670092" calcext:value-type="float">
            <text:p><text:s text:c="3"/>7,670,092</text:p>
          </table:table-cell>
          <table:table-cell table:style-name="ce46" table:formula="of:=[.H29]+[.I29]" office:value-type="float" office:value="23049407" calcext:value-type="float">
            <text:p><text:s text:c="3"/>23,049,407</text:p>
          </table:table-cell>
          <table:table-cell table:style-name="ce33" office:value-type="float" office:value="11626061" calcext:value-type="float">
            <text:p><text:s text:c="3"/>11,626,061</text:p>
          </table:table-cell>
          <table:table-cell table:style-name="ce33" office:value-type="float" office:value="11423346" calcext:value-type="float">
            <text:p><text:s text:c="3"/>11,423,346</text:p>
          </table:table-cell>
          <table:table-cell table:style-name="ce56" table:formula="of:=ROUND([.H29]/[.I29]*100;0)" office:value-type="float" office:value="102" calcext:value-type="float">
            <text:p><text:s text:c="3"/>102</text:p>
          </table:table-cell>
          <table:table-cell table:style-name="ce56" table:formula="of:=ROUND([.G29]/[.B29];0)" office:value-type="float" office:value="637" calcext:value-type="float">
            <text:p><text:s text:c="3"/>637</text:p>
          </table:table-cell>
          <table:table-cell table:style-name="ce68" table:formula="of:=ROUND([.G29]/[.F29];2)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9]-[.B16])/[.B16]*100" office:value-type="float" office:value="0.00542063230758554" calcext:value-type="float">
            <text:p><text:s/>0.01</text:p>
          </table:table-cell>
          <table:table-cell table:style-name="ce23" table:formula="of:=([.C29]-[.C16])/[.C16]*100" office:value-type="float" office:value="0" calcext:value-type="float">
            <text:p>－</text:p>
          </table:table-cell>
          <table:table-cell table:style-name="ce23" table:formula="of:=([.D29]-[.D16])/[.D16]*100" office:value-type="float" office:value="0.0638814360546825" calcext:value-type="float">
            <text:p><text:s/>0.06</text:p>
          </table:table-cell>
          <table:table-cell table:style-name="ce23" table:formula="of:=([.E29]-[.E16])/[.E16]*100" office:value-type="float" office:value="0.157372423196153" calcext:value-type="float">
            <text:p><text:s/>0.16</text:p>
          </table:table-cell>
          <table:table-cell table:style-name="ce23" table:formula="of:=([.F29]-[.F16])/[.F16]*100" office:value-type="float" office:value="1.94046057396974" calcext:value-type="float">
            <text:p><text:s/>1.94</text:p>
          </table:table-cell>
          <table:table-cell table:style-name="ce23" table:formula="of:=([.G29]-[.G16])/[.G16]*100" office:value-type="float" office:value="0.329878327413936" calcext:value-type="float">
            <text:p><text:s/>0.33</text:p>
          </table:table-cell>
          <table:table-cell table:style-name="ce23" table:formula="of:=([.H29]-[.H16])/[.H16]*100" office:value-type="float" office:value="0.114580906942409" calcext:value-type="float">
            <text:p><text:s/>0.11</text:p>
          </table:table-cell>
          <table:table-cell table:style-name="ce23" table:formula="of:=([.I29]-[.I16])/[.I16]*100" office:value-type="float" office:value="0.549949224825887" calcext:value-type="float">
            <text:p><text:s/>0.55</text:p>
          </table:table-cell>
          <table:table-cell table:style-name="ce23" table:formula="of:=([.J29]-[.J16])/[.J16]*100" office:value-type="float" office:value="0" calcext:value-type="float">
            <text:p>－</text:p>
          </table:table-cell>
          <table:table-cell table:style-name="ce23" table:formula="of:=([.K29]-[.K16])/[.K16]*100" office:value-type="float" office:value="0.31496062992126" calcext:value-type="float">
            <text:p><text:s/>0.31</text:p>
          </table:table-cell>
          <table:table-cell table:style-name="ce69" table:formula="of:=([.L29]-[.L16])/[.L16]*100" office:value-type="float" office:value="-1.31147540983607" calcext:value-type="float">
            <text:p><text:s text:c="3"/>－1.31</text:p>
          </table:table-cell>
          <table:table-cell table:style-name="ce73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9]-[.B28])/[.B28]*100" office:value-type="float" office:value="0.00542063230758554" calcext:value-type="float">
            <text:p><text:s/>0.01</text:p>
          </table:table-cell>
          <table:table-cell table:style-name="ce24" table:formula="of:=([.C29]-[.C28])/[.C28]*100" office:value-type="float" office:value="0" calcext:value-type="float">
            <text:p>－</text:p>
          </table:table-cell>
          <table:table-cell table:style-name="ce24" table:formula="of:=([.D29]-[.D28])/[.D28]*100" office:value-type="float" office:value="0.0638814360546825" calcext:value-type="float">
            <text:p><text:s/>0.06</text:p>
          </table:table-cell>
          <table:table-cell table:style-name="ce24" table:formula="of:=([.E29]-[.E28])/[.E28]*100" office:value-type="float" office:value="0.0189669771380186" calcext:value-type="float">
            <text:p><text:s/>0.02</text:p>
          </table:table-cell>
          <table:table-cell table:style-name="ce24" table:formula="of:=([.F29]-[.F28])/[.F28]*100" office:value-type="float" office:value="0.159600515548057" calcext:value-type="float">
            <text:p><text:s/>0.16</text:p>
          </table:table-cell>
          <table:table-cell table:style-name="ce24" table:formula="of:=([.G29]-[.G28])/[.G28]*100" office:value-type="float" office:value="0.0140153397242415" calcext:value-type="float">
            <text:p><text:s/>0.01</text:p>
          </table:table-cell>
          <table:table-cell table:style-name="ce24" table:formula="of:=([.H29]-[.H28])/[.H28]*100" office:value-type="float" office:value="-0.0111117293850114" calcext:value-type="float">
            <text:p><text:s text:c="3"/>－0.01</text:p>
          </table:table-cell>
          <table:table-cell table:style-name="ce24" table:formula="of:=([.I29]-[.I28])/[.I28]*100" office:value-type="float" office:value="0.0396012759282392" calcext:value-type="float">
            <text:p><text:s/>0.04</text:p>
          </table:table-cell>
          <table:table-cell table:style-name="ce24" table:formula="of:=([.J29]-[.J28])/[.J28]*100" office:value-type="float" office:value="0" calcext:value-type="float">
            <text:p>－</text:p>
          </table:table-cell>
          <table:table-cell table:style-name="ce24" table:formula="of:=([.K29]-[.K28])/[.K28]*100" office:value-type="float" office:value="0" calcext:value-type="float">
            <text:p>－</text:p>
          </table:table-cell>
          <table:table-cell table:style-name="ce70" table:formula="of:=([.L29]-[.L28])/[.L28]*100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60" table:number-columns-spanned="2" table:number-rows-spanned="1"/>
          <table:covered-table-cell table:style-name="ce60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12">
          <table:table-cell table:style-name="ce74" office:value-type="string" office:string-value=" 中 華 民 國 98 年 2 月 底" calcext:value-type="string" table:number-columns-spanned="12" table:number-rows-spanned="1">
            <text:p><text:s text:c="2"/>中 華 民 國 98 年 2 月 底 </text:p>
          </table:table-cell>
          <table:covered-table-cell table:number-columns-repeated="10" table:style-name="ce81"/>
          <table:covered-table-cell table:style-name="ce98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7"/>
          <table:table-cell table:style-name="ce49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63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50" office:value-type="string" calcext:value-type="string">
            <text:p>女子對男子數<text:span text:style-name="T7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99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總 <text:s text:c="6"/>計</text:p>
          </table:table-cell>
          <table:table-cell table:style-name="ce82" table:formula="of:=[.B6]+[.B31]+[.B34]+[.B35]" office:value-type="float" office:value="36191.4667" calcext:value-type="float">
            <text:p><text:s text:c="3"/>36,191.4667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32" calcext:value-type="float">
            <text:p><text:s text:c="3"/>7,832</text:p>
          </table:table-cell>
          <table:table-cell table:style-name="ce90" table:formula="of:=[.E6]+[.E31]" office:value-type="float" office:value="147653" calcext:value-type="float">
            <text:p><text:s text:c="3"/>147,653</text:p>
          </table:table-cell>
          <table:table-cell table:style-name="ce30" table:formula="of:=[.F6]+[.F31]" office:value-type="float" office:value="7670092" calcext:value-type="float">
            <text:p><text:s text:c="3"/>7,670,092</text:p>
          </table:table-cell>
          <table:table-cell table:style-name="ce30" table:formula="of:=[.G6]+[.G31]" office:value-type="float" office:value="23049407" calcext:value-type="float">
            <text:p><text:s text:c="3"/>23,049,407</text:p>
          </table:table-cell>
          <table:table-cell table:style-name="ce28" table:formula="of:=[.H6]+[.H31]" office:value-type="float" office:value="11626061" calcext:value-type="float">
            <text:p><text:s text:c="3"/>11,626,061</text:p>
          </table:table-cell>
          <table:table-cell table:style-name="ce37" table:formula="of:=[.I6]+[.I31]" office:value-type="float" office:value="11423346" calcext:value-type="float">
            <text:p><text:s text:c="3"/>11,423,346</text:p>
          </table:table-cell>
          <table:table-cell table:style-name="ce93" table:formula="of:=[.H5]/[.I5]*100" office:value-type="float" office:value="101.774567626683" calcext:value-type="float">
            <text:p><text:s/>102 </text:p>
          </table:table-cell>
          <table:table-cell table:style-name="ce93" table:formula="of:=[.G5]/[.B5]" office:value-type="float" office:value="636.874078385997" calcext:value-type="float">
            <text:p><text:s/>637 </text:p>
          </table:table-cell>
          <table:table-cell table:style-name="ce100" table:formula="of:=[.G5]/[.F5]" office:value-type="float" office:value="3.00510176409879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灣地區</text:p>
          </table:table-cell>
          <table:table-cell table:style-name="ce83" table:formula="of:=[.B7]+[.B29]+[.B30]" office:value-type="float" office:value="36008.1411" calcext:value-type="float">
            <text:p><text:s text:c="3"/>36,008.1411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73" calcext:value-type="float">
            <text:p><text:s text:c="3"/>7,773</text:p>
          </table:table-cell>
          <table:table-cell table:style-name="ce29" table:formula="of:=[.E7]+[.E29]+[.E30]" office:value-type="float" office:value="146760" calcext:value-type="float">
            <text:p><text:s text:c="3"/>146,760</text:p>
          </table:table-cell>
          <table:table-cell table:style-name="ce41" table:formula="of:=[.F7]+[.F29]+[.F30]" office:value-type="float" office:value="7637866" calcext:value-type="float">
            <text:p><text:s text:c="3"/>7,637,866</text:p>
          </table:table-cell>
          <table:table-cell table:style-name="ce41" table:formula="of:=[.G7]+[.G29]+[.G30]" office:value-type="float" office:value="22954084" calcext:value-type="float">
            <text:p><text:s text:c="3"/>22,954,084</text:p>
          </table:table-cell>
          <table:table-cell table:style-name="ce29" table:formula="of:=[.H7]+[.H29]+[.H30]" office:value-type="float" office:value="11575401" calcext:value-type="float">
            <text:p><text:s text:c="3"/>11,575,401</text:p>
          </table:table-cell>
          <table:table-cell table:style-name="ce92" table:formula="of:=[.I7]+[.I29]+[.I30]" office:value-type="float" office:value="11378683" calcext:value-type="float">
            <text:p><text:s text:c="3"/>11,378,683</text:p>
          </table:table-cell>
          <table:table-cell table:style-name="ce93" table:formula="of:=[.H6]/[.I6]*100" office:value-type="float" office:value="101.728829250274" calcext:value-type="float">
            <text:p><text:s/>102 </text:p>
          </table:table-cell>
          <table:table-cell table:style-name="ce93" table:formula="of:=[.G6]/[.B6]" office:value-type="float" office:value="637.469286077642" calcext:value-type="float">
            <text:p><text:s/>637 </text:p>
          </table:table-cell>
          <table:table-cell table:style-name="ce100" table:formula="of:=[.G6]/[.F6]" office:value-type="float" office:value="3.00530069524655" calcext:value-type="float">
            <text:p><text:s/>3.01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3" table:formula="of:=SUM([.B8:.B28])" office:value-type="float" office:value="35582.7487" calcext:value-type="float">
            <text:p><text:s text:c="3"/>35,582.7487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5" calcext:value-type="float">
            <text:p><text:s text:c="3"/>6,865</text:p>
          </table:table-cell>
          <table:table-cell table:style-name="ce29" table:formula="of:=SUM([.E8:.E28])" office:value-type="float" office:value="128827" calcext:value-type="float">
            <text:p><text:s text:c="3"/>128,827</text:p>
          </table:table-cell>
          <table:table-cell table:style-name="ce41" table:formula="of:=SUM([.F8:.F28])" office:value-type="float" office:value="6107153" calcext:value-type="float">
            <text:p><text:s text:c="3"/>6,107,153</text:p>
          </table:table-cell>
          <table:table-cell table:style-name="ce41" table:formula="of:=SUM([.G8:.G28])" office:value-type="float" office:value="18807683" calcext:value-type="float">
            <text:p><text:s text:c="3"/>18,807,683</text:p>
          </table:table-cell>
          <table:table-cell table:style-name="ce29" table:formula="of:=SUM([.H8:.H28])" office:value-type="float" office:value="9549312" calcext:value-type="float">
            <text:p><text:s text:c="3"/>9,549,312</text:p>
          </table:table-cell>
          <table:table-cell table:style-name="ce92" table:formula="of:=SUM([.I8:.I28])" office:value-type="float" office:value="9258371" calcext:value-type="float">
            <text:p><text:s text:c="3"/>9,258,371</text:p>
          </table:table-cell>
          <table:table-cell table:style-name="ce93" table:formula="of:=[.H7]/[.I7]*100" office:value-type="float" office:value="103.142464262882" calcext:value-type="float">
            <text:p><text:s/>103 </text:p>
          </table:table-cell>
          <table:table-cell table:style-name="ce93" table:formula="of:=[.G7]/[.B7]" office:value-type="float" office:value="528.561836483419" calcext:value-type="float">
            <text:p><text:s/>529 </text:p>
          </table:table-cell>
          <table:table-cell table:style-name="ce100" table:formula="of:=[.G7]/[.F7]" office:value-type="float" office:value="3.07961549350409" calcext:value-type="float">
            <text:p><text:s/>3.08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臺北縣</text:p>
          </table:table-cell>
          <table:table-cell table:style-name="ce84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98" calcext:value-type="float">
            <text:p><text:s text:c="3"/>21,698</text:p>
          </table:table-cell>
          <table:table-cell table:style-name="ce31" office:value-type="float" office:value="1343503" calcext:value-type="float">
            <text:p><text:s text:c="3"/>1,343,503</text:p>
          </table:table-cell>
          <table:table-cell table:style-name="ce31" table:formula="of:=[.H8]+[.I8]" office:value-type="float" office:value="3840405" calcext:value-type="float">
            <text:p><text:s text:c="3"/>3,840,405</text:p>
          </table:table-cell>
          <table:table-cell table:style-name="ce31" office:value-type="float" office:value="1915320" calcext:value-type="float">
            <text:p><text:s text:c="3"/>1,915,320</text:p>
          </table:table-cell>
          <table:table-cell table:style-name="ce31" office:value-type="float" office:value="1925085" calcext:value-type="float">
            <text:p><text:s text:c="3"/>1,925,085</text:p>
          </table:table-cell>
          <table:table-cell table:style-name="ce94" table:formula="of:=[.H8]/[.I8]*100" office:value-type="float" office:value="99.4927496707938" calcext:value-type="float">
            <text:p><text:s/>99 </text:p>
          </table:table-cell>
          <table:table-cell table:style-name="ce94" table:formula="of:=[.G8]/[.B8]" office:value-type="float" office:value="1871.02567726545" calcext:value-type="float">
            <text:p><text:s/>1,871 </text:p>
          </table:table-cell>
          <table:table-cell table:style-name="ce101" table:formula="of:=[.G8]/[.F8]" office:value-type="float" office:value="2.85850124636863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宜蘭縣</text:p>
          </table:table-cell>
          <table:table-cell table:style-name="ce84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9960" calcext:value-type="float">
            <text:p><text:s text:c="3"/>149,960</text:p>
          </table:table-cell>
          <table:table-cell table:style-name="ce31" table:formula="of:=[.H9]+[.I9]" office:value-type="float" office:value="460742" calcext:value-type="float">
            <text:p><text:s text:c="3"/>460,742</text:p>
          </table:table-cell>
          <table:table-cell table:style-name="ce31" office:value-type="float" office:value="235666" calcext:value-type="float">
            <text:p><text:s text:c="3"/>235,666</text:p>
          </table:table-cell>
          <table:table-cell table:style-name="ce31" office:value-type="float" office:value="225076" calcext:value-type="float">
            <text:p><text:s text:c="3"/>225,076</text:p>
          </table:table-cell>
          <table:table-cell table:style-name="ce94" table:formula="of:=[.H9]/[.I9]*100" office:value-type="float" office:value="104.70507739608" calcext:value-type="float">
            <text:p><text:s/>105 </text:p>
          </table:table-cell>
          <table:table-cell table:style-name="ce94" table:formula="of:=[.G9]/[.B9]" office:value-type="float" office:value="214.935904603841" calcext:value-type="float">
            <text:p><text:s/>215 </text:p>
          </table:table-cell>
          <table:table-cell table:style-name="ce101" table:formula="of:=[.G9]/[.F9]" office:value-type="float" office:value="3.07243264870632" calcext:value-type="float">
            <text:p><text:s/>3.07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桃園縣</text:p>
          </table:table-cell>
          <table:table-cell table:style-name="ce84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1" calcext:value-type="float">
            <text:p><text:s text:c="3"/>11,071</text:p>
          </table:table-cell>
          <table:table-cell table:style-name="ce31" office:value-type="float" office:value="638810" calcext:value-type="float">
            <text:p><text:s text:c="3"/>638,810</text:p>
          </table:table-cell>
          <table:table-cell table:style-name="ce31" table:formula="of:=[.H10]+[.I10]" office:value-type="float" office:value="1961825" calcext:value-type="float">
            <text:p><text:s text:c="3"/>1,961,825</text:p>
          </table:table-cell>
          <table:table-cell table:style-name="ce31" office:value-type="float" office:value="992487" calcext:value-type="float">
            <text:p><text:s text:c="3"/>992,487</text:p>
          </table:table-cell>
          <table:table-cell table:style-name="ce31" office:value-type="float" office:value="969338" calcext:value-type="float">
            <text:p><text:s text:c="3"/>969,338</text:p>
          </table:table-cell>
          <table:table-cell table:style-name="ce94" table:formula="of:=[.H10]/[.I10]*100" office:value-type="float" office:value="102.388124678905" calcext:value-type="float">
            <text:p><text:s/>102 </text:p>
          </table:table-cell>
          <table:table-cell table:style-name="ce94" table:formula="of:=[.G10]/[.B10]" office:value-type="float" office:value="1606.79681626007" calcext:value-type="float">
            <text:p><text:s/>1,607 </text:p>
          </table:table-cell>
          <table:table-cell table:style-name="ce101" table:formula="of:=[.G10]/[.F10]" office:value-type="float" office:value="3.07106181806797" calcext:value-type="float">
            <text:p><text:s/>3.07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新竹縣</text:p>
          </table:table-cell>
          <table:table-cell table:style-name="ce84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7" calcext:value-type="float">
            <text:p><text:s text:c="3"/>187</text:p>
          </table:table-cell>
          <table:table-cell table:style-name="ce31" office:value-type="float" office:value="3028" calcext:value-type="float">
            <text:p><text:s text:c="3"/>3,028</text:p>
          </table:table-cell>
          <table:table-cell table:style-name="ce31" office:value-type="float" office:value="153535" calcext:value-type="float">
            <text:p><text:s text:c="3"/>153,535</text:p>
          </table:table-cell>
          <table:table-cell table:style-name="ce31" table:formula="of:=[.H11]+[.I11]" office:value-type="float" office:value="504169" calcext:value-type="float">
            <text:p><text:s text:c="3"/>504,169</text:p>
          </table:table-cell>
          <table:table-cell table:style-name="ce31" office:value-type="float" office:value="260240" calcext:value-type="float">
            <text:p><text:s text:c="3"/>260,240</text:p>
          </table:table-cell>
          <table:table-cell table:style-name="ce31" office:value-type="float" office:value="243929" calcext:value-type="float">
            <text:p><text:s text:c="3"/>243,929</text:p>
          </table:table-cell>
          <table:table-cell table:style-name="ce94" table:formula="of:=[.H11]/[.I11]*100" office:value-type="float" office:value="106.686781809461" calcext:value-type="float">
            <text:p><text:s/>107 </text:p>
          </table:table-cell>
          <table:table-cell table:style-name="ce94" table:formula="of:=[.G11]/[.B11]" office:value-type="float" office:value="353.174058057624" calcext:value-type="float">
            <text:p><text:s/>353 </text:p>
          </table:table-cell>
          <table:table-cell table:style-name="ce101" table:formula="of:=[.G11]/[.F11]" office:value-type="float" office:value="3.28373986387469" calcext:value-type="float">
            <text:p><text:s/>3.28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苗栗縣</text:p>
          </table:table-cell>
          <table:table-cell table:style-name="ce84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27" calcext:value-type="float">
            <text:p><text:s text:c="3"/>4,627</text:p>
          </table:table-cell>
          <table:table-cell table:style-name="ce31" office:value-type="float" office:value="167158" calcext:value-type="float">
            <text:p><text:s text:c="3"/>167,158</text:p>
          </table:table-cell>
          <table:table-cell table:style-name="ce31" table:formula="of:=[.H12]+[.I12]" office:value-type="float" office:value="560548" calcext:value-type="float">
            <text:p><text:s text:c="3"/>560,548</text:p>
          </table:table-cell>
          <table:table-cell table:style-name="ce31" office:value-type="float" office:value="292270" calcext:value-type="float">
            <text:p><text:s text:c="3"/>292,270</text:p>
          </table:table-cell>
          <table:table-cell table:style-name="ce31" office:value-type="float" office:value="268278" calcext:value-type="float">
            <text:p><text:s text:c="3"/>268,278</text:p>
          </table:table-cell>
          <table:table-cell table:style-name="ce94" table:formula="of:=[.H12]/[.I12]*100" office:value-type="float" office:value="108.942962151201" calcext:value-type="float">
            <text:p><text:s/>109 </text:p>
          </table:table-cell>
          <table:table-cell table:style-name="ce94" table:formula="of:=[.G12]/[.B12]" office:value-type="float" office:value="307.940126183662" calcext:value-type="float">
            <text:p><text:s/>308 </text:p>
          </table:table-cell>
          <table:table-cell table:style-name="ce101" table:formula="of:=[.G12]/[.F12]" office:value-type="float" office:value="3.35340217040166" calcext:value-type="float">
            <text:p><text:s/>3.35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中縣</text:p>
          </table:table-cell>
          <table:table-cell table:style-name="ce84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4" calcext:value-type="float">
            <text:p><text:s text:c="3"/>7,734</text:p>
          </table:table-cell>
          <table:table-cell table:style-name="ce31" office:value-type="float" office:value="452221" calcext:value-type="float">
            <text:p><text:s text:c="3"/>452,221</text:p>
          </table:table-cell>
          <table:table-cell table:style-name="ce31" table:formula="of:=[.H13]+[.I13]" office:value-type="float" office:value="1558862" calcext:value-type="float">
            <text:p><text:s text:c="3"/>1,558,862</text:p>
          </table:table-cell>
          <table:table-cell table:style-name="ce31" office:value-type="float" office:value="791838" calcext:value-type="float">
            <text:p><text:s text:c="3"/>791,838</text:p>
          </table:table-cell>
          <table:table-cell table:style-name="ce31" office:value-type="float" office:value="767024" calcext:value-type="float">
            <text:p><text:s text:c="3"/>767,024</text:p>
          </table:table-cell>
          <table:table-cell table:style-name="ce94" table:formula="of:=[.H13]/[.I13]*100" office:value-type="float" office:value="103.23510085734" calcext:value-type="float">
            <text:p><text:s/>103 </text:p>
          </table:table-cell>
          <table:table-cell table:style-name="ce94" table:formula="of:=[.G13]/[.B13]" office:value-type="float" office:value="759.875156911781" calcext:value-type="float">
            <text:p><text:s/>760 </text:p>
          </table:table-cell>
          <table:table-cell table:style-name="ce101" table:formula="of:=[.G13]/[.F13]" office:value-type="float" office:value="3.44712430426716" calcext:value-type="float">
            <text:p><text:s/>3.45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彰化縣</text:p>
          </table:table-cell>
          <table:table-cell table:style-name="ce84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55" calcext:value-type="float">
            <text:p><text:s text:c="3"/>9,055</text:p>
          </table:table-cell>
          <table:table-cell table:style-name="ce31" office:value-type="float" office:value="354467" calcext:value-type="float">
            <text:p><text:s text:c="3"/>354,467</text:p>
          </table:table-cell>
          <table:table-cell table:style-name="ce31" table:formula="of:=[.H14]+[.I14]" office:value-type="float" office:value="1312975" calcext:value-type="float">
            <text:p><text:s text:c="3"/>1,312,975</text:p>
          </table:table-cell>
          <table:table-cell table:style-name="ce31" office:value-type="float" office:value="675891" calcext:value-type="float">
            <text:p><text:s text:c="3"/>675,891</text:p>
          </table:table-cell>
          <table:table-cell table:style-name="ce31" office:value-type="float" office:value="637084" calcext:value-type="float">
            <text:p><text:s text:c="3"/>637,084</text:p>
          </table:table-cell>
          <table:table-cell table:style-name="ce94" table:formula="of:=[.H14]/[.I14]*100" office:value-type="float" office:value="106.091347451827" calcext:value-type="float">
            <text:p><text:s/>106 </text:p>
          </table:table-cell>
          <table:table-cell table:style-name="ce94" table:formula="of:=[.G14]/[.B14]" office:value-type="float" office:value="1222.0587195038" calcext:value-type="float">
            <text:p><text:s/>1,222 </text:p>
          </table:table-cell>
          <table:table-cell table:style-name="ce101" table:formula="of:=[.G14]/[.F14]" office:value-type="float" office:value="3.70408246747934" calcext:value-type="float">
            <text:p><text:s/>3.70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南投縣</text:p>
          </table:table-cell>
          <table:table-cell table:style-name="ce84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7" calcext:value-type="float">
            <text:p><text:s text:c="3"/>4,257</text:p>
          </table:table-cell>
          <table:table-cell table:style-name="ce31" office:value-type="float" office:value="167110" calcext:value-type="float">
            <text:p><text:s text:c="3"/>167,110</text:p>
          </table:table-cell>
          <table:table-cell table:style-name="ce31" table:formula="of:=[.H15]+[.I15]" office:value-type="float" office:value="531733" calcext:value-type="float">
            <text:p><text:s text:c="3"/>531,733</text:p>
          </table:table-cell>
          <table:table-cell table:style-name="ce31" office:value-type="float" office:value="274724" calcext:value-type="float">
            <text:p><text:s text:c="3"/>274,724</text:p>
          </table:table-cell>
          <table:table-cell table:style-name="ce31" office:value-type="float" office:value="257009" calcext:value-type="float">
            <text:p><text:s text:c="3"/>257,009</text:p>
          </table:table-cell>
          <table:table-cell table:style-name="ce94" table:formula="of:=[.H15]/[.I15]*100" office:value-type="float" office:value="106.892754728434" calcext:value-type="float">
            <text:p><text:s/>107 </text:p>
          </table:table-cell>
          <table:table-cell table:style-name="ce94" table:formula="of:=[.G15]/[.B15]" office:value-type="float" office:value="129.487711485093" calcext:value-type="float">
            <text:p><text:s/>129 </text:p>
          </table:table-cell>
          <table:table-cell table:style-name="ce101" table:formula="of:=[.G15]/[.F15]" office:value-type="float" office:value="3.1819340554126" calcext:value-type="float">
            <text:p><text:s/>3.18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雲林縣</text:p>
          </table:table-cell>
          <table:table-cell table:style-name="ce84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4085" calcext:value-type="float">
            <text:p><text:s text:c="3"/>224,085</text:p>
          </table:table-cell>
          <table:table-cell table:style-name="ce31" table:formula="of:=[.H16]+[.I16]" office:value-type="float" office:value="723449" calcext:value-type="float">
            <text:p><text:s text:c="3"/>723,449</text:p>
          </table:table-cell>
          <table:table-cell table:style-name="ce31" office:value-type="float" office:value="379114" calcext:value-type="float">
            <text:p><text:s text:c="3"/>379,114</text:p>
          </table:table-cell>
          <table:table-cell table:style-name="ce31" office:value-type="float" office:value="344335" calcext:value-type="float">
            <text:p><text:s text:c="3"/>344,335</text:p>
          </table:table-cell>
          <table:table-cell table:style-name="ce94" table:formula="of:=[.H16]/[.I16]*100" office:value-type="float" office:value="110.100338333309" calcext:value-type="float">
            <text:p><text:s/>110 </text:p>
          </table:table-cell>
          <table:table-cell table:style-name="ce94" table:formula="of:=[.G16]/[.B16]" office:value-type="float" office:value="560.451448158344" calcext:value-type="float">
            <text:p><text:s/>560 </text:p>
          </table:table-cell>
          <table:table-cell table:style-name="ce101" table:formula="of:=[.G16]/[.F16]" office:value-type="float" office:value="3.22845795122387" calcext:value-type="float">
            <text:p><text:s/>3.23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嘉義縣</text:p>
          </table:table-cell>
          <table:table-cell table:style-name="ce84" office:value-type="float" office:value="1903.6367" calcext:value-type="float">
            <text:p><text:s text:c="3"/>1,903.6367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22" calcext:value-type="float">
            <text:p><text:s text:c="3"/>5,322</text:p>
          </table:table-cell>
          <table:table-cell table:style-name="ce31" office:value-type="float" office:value="172018" calcext:value-type="float">
            <text:p><text:s text:c="3"/>172,018</text:p>
          </table:table-cell>
          <table:table-cell table:style-name="ce31" table:formula="of:=[.H17]+[.I17]" office:value-type="float" office:value="548352" calcext:value-type="float">
            <text:p><text:s text:c="3"/>548,352</text:p>
          </table:table-cell>
          <table:table-cell table:style-name="ce31" office:value-type="float" office:value="287062" calcext:value-type="float">
            <text:p><text:s text:c="3"/>287,062</text:p>
          </table:table-cell>
          <table:table-cell table:style-name="ce31" office:value-type="float" office:value="261290" calcext:value-type="float">
            <text:p><text:s text:c="3"/>261,290</text:p>
          </table:table-cell>
          <table:table-cell table:style-name="ce94" table:formula="of:=[.H17]/[.I17]*100" office:value-type="float" office:value="109.863370201692" calcext:value-type="float">
            <text:p><text:s/>110 </text:p>
          </table:table-cell>
          <table:table-cell table:style-name="ce94" table:formula="of:=[.G17]/[.B17]" office:value-type="float" office:value="288.054963428684" calcext:value-type="float">
            <text:p><text:s/>288 </text:p>
          </table:table-cell>
          <table:table-cell table:style-name="ce101" table:formula="of:=[.G17]/[.F17]" office:value-type="float" office:value="3.18775942052576" calcext:value-type="float">
            <text:p><text:s/>3.19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南縣</text:p>
          </table:table-cell>
          <table:table-cell table:style-name="ce84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59672" calcext:value-type="float">
            <text:p><text:s text:c="3"/>359,672</text:p>
          </table:table-cell>
          <table:table-cell table:style-name="ce31" table:formula="of:=[.H18]+[.I18]" office:value-type="float" office:value="1104335" calcext:value-type="float">
            <text:p><text:s text:c="3"/>1,104,335</text:p>
          </table:table-cell>
          <table:table-cell table:style-name="ce31" office:value-type="float" office:value="565423" calcext:value-type="float">
            <text:p><text:s text:c="3"/>565,423</text:p>
          </table:table-cell>
          <table:table-cell table:style-name="ce31" office:value-type="float" office:value="538912" calcext:value-type="float">
            <text:p><text:s text:c="3"/>538,912</text:p>
          </table:table-cell>
          <table:table-cell table:style-name="ce94" table:formula="of:=[.H18]/[.I18]*100" office:value-type="float" office:value="104.919356035865" calcext:value-type="float">
            <text:p><text:s/>105 </text:p>
          </table:table-cell>
          <table:table-cell table:style-name="ce94" table:formula="of:=[.G18]/[.B18]" office:value-type="float" office:value="547.783180370113" calcext:value-type="float">
            <text:p><text:s/>548 </text:p>
          </table:table-cell>
          <table:table-cell table:style-name="ce101" table:formula="of:=[.G18]/[.F18]" office:value-type="float" office:value="3.07039469294246" calcext:value-type="float">
            <text:p><text:s/>3.07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高雄縣</text:p>
          </table:table-cell>
          <table:table-cell table:style-name="ce84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5" calcext:value-type="float">
            <text:p><text:s text:c="3"/>9,355</text:p>
          </table:table-cell>
          <table:table-cell table:style-name="ce31" office:value-type="float" office:value="421139" calcext:value-type="float">
            <text:p><text:s text:c="3"/>421,139</text:p>
          </table:table-cell>
          <table:table-cell table:style-name="ce31" table:formula="of:=[.H19]+[.I19]" office:value-type="float" office:value="1243665" calcext:value-type="float">
            <text:p><text:s text:c="3"/>1,243,665</text:p>
          </table:table-cell>
          <table:table-cell table:style-name="ce31" office:value-type="float" office:value="639068" calcext:value-type="float">
            <text:p><text:s text:c="3"/>639,068</text:p>
          </table:table-cell>
          <table:table-cell table:style-name="ce31" office:value-type="float" office:value="604597" calcext:value-type="float">
            <text:p><text:s text:c="3"/>604,597</text:p>
          </table:table-cell>
          <table:table-cell table:style-name="ce94" table:formula="of:=[.H19]/[.I19]*100" office:value-type="float" office:value="105.701483798299" calcext:value-type="float">
            <text:p><text:s/>106 </text:p>
          </table:table-cell>
          <table:table-cell table:style-name="ce94" table:formula="of:=[.G19]/[.B19]" office:value-type="float" office:value="445.331185046134" calcext:value-type="float">
            <text:p><text:s/>445 </text:p>
          </table:table-cell>
          <table:table-cell table:style-name="ce101" table:formula="of:=[.G19]/[.F19]" office:value-type="float" office:value="2.95309862064544" calcext:value-type="float">
            <text:p><text:s/>2.95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屏東縣</text:p>
          </table:table-cell>
          <table:table-cell table:style-name="ce84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83" calcext:value-type="float">
            <text:p><text:s text:c="3"/>7,483</text:p>
          </table:table-cell>
          <table:table-cell table:style-name="ce31" office:value-type="float" office:value="270154" calcext:value-type="float">
            <text:p><text:s text:c="3"/>270,154</text:p>
          </table:table-cell>
          <table:table-cell table:style-name="ce31" table:formula="of:=[.H20]+[.I20]" office:value-type="float" office:value="884484" calcext:value-type="float">
            <text:p><text:s text:c="3"/>884,484</text:p>
          </table:table-cell>
          <table:table-cell table:style-name="ce31" office:value-type="float" office:value="456353" calcext:value-type="float">
            <text:p><text:s text:c="3"/>456,353</text:p>
          </table:table-cell>
          <table:table-cell table:style-name="ce31" office:value-type="float" office:value="428131" calcext:value-type="float">
            <text:p><text:s text:c="3"/>428,131</text:p>
          </table:table-cell>
          <table:table-cell table:style-name="ce94" table:formula="of:=[.H20]/[.I20]*100" office:value-type="float" office:value="106.591907617061" calcext:value-type="float">
            <text:p><text:s/>107 </text:p>
          </table:table-cell>
          <table:table-cell table:style-name="ce94" table:formula="of:=[.G20]/[.B20]" office:value-type="float" office:value="318.664038190225" calcext:value-type="float">
            <text:p><text:s/>319 </text:p>
          </table:table-cell>
          <table:table-cell table:style-name="ce101" table:formula="of:=[.G20]/[.F20]" office:value-type="float" office:value="3.27399927448788" calcext:value-type="float">
            <text:p><text:s/>3.27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東縣</text:p>
          </table:table-cell>
          <table:table-cell table:style-name="ce84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741" calcext:value-type="float">
            <text:p><text:s text:c="3"/>78,741</text:p>
          </table:table-cell>
          <table:table-cell table:style-name="ce31" table:formula="of:=[.H21]+[.I21]" office:value-type="float" office:value="231794" calcext:value-type="float">
            <text:p><text:s text:c="3"/>231,794</text:p>
          </table:table-cell>
          <table:table-cell table:style-name="ce31" office:value-type="float" office:value="121894" calcext:value-type="float">
            <text:p><text:s text:c="3"/>121,894</text:p>
          </table:table-cell>
          <table:table-cell table:style-name="ce31" office:value-type="float" office:value="109900" calcext:value-type="float">
            <text:p><text:s text:c="3"/>109,900</text:p>
          </table:table-cell>
          <table:table-cell table:style-name="ce94" table:formula="of:=[.H21]/[.I21]*100" office:value-type="float" office:value="110.9135577798" calcext:value-type="float">
            <text:p><text:s/>111 </text:p>
          </table:table-cell>
          <table:table-cell table:style-name="ce94" table:formula="of:=[.G21]/[.B21]" office:value-type="float" office:value="65.9395003363343" calcext:value-type="float">
            <text:p><text:s/>66 </text:p>
          </table:table-cell>
          <table:table-cell table:style-name="ce101" table:formula="of:=[.G21]/[.F21]" office:value-type="float" office:value="2.94375230185037" calcext:value-type="float">
            <text:p><text:s/>2.94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花蓮縣</text:p>
          </table:table-cell>
          <table:table-cell table:style-name="ce84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8605" calcext:value-type="float">
            <text:p><text:s text:c="3"/>118,605</text:p>
          </table:table-cell>
          <table:table-cell table:style-name="ce31" table:formula="of:=[.H22]+[.I22]" office:value-type="float" office:value="341263" calcext:value-type="float">
            <text:p><text:s text:c="3"/>341,263</text:p>
          </table:table-cell>
          <table:table-cell table:style-name="ce31" office:value-type="float" office:value="176856" calcext:value-type="float">
            <text:p><text:s text:c="3"/>176,856</text:p>
          </table:table-cell>
          <table:table-cell table:style-name="ce31" office:value-type="float" office:value="164407" calcext:value-type="float">
            <text:p><text:s text:c="3"/>164,407</text:p>
          </table:table-cell>
          <table:table-cell table:style-name="ce94" table:formula="of:=[.H22]/[.I22]*100" office:value-type="float" office:value="107.572062016824" calcext:value-type="float">
            <text:p><text:s/>108 </text:p>
          </table:table-cell>
          <table:table-cell table:style-name="ce94" table:formula="of:=[.G22]/[.B22]" office:value-type="float" office:value="73.7296609489485" calcext:value-type="float">
            <text:p><text:s/>74 </text:p>
          </table:table-cell>
          <table:table-cell table:style-name="ce101" table:formula="of:=[.G22]/[.F22]" office:value-type="float" office:value="2.87730702752835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澎湖縣</text:p>
          </table:table-cell>
          <table:table-cell table:style-name="ce84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1690" calcext:value-type="float">
            <text:p><text:s text:c="3"/>31,690</text:p>
          </table:table-cell>
          <table:table-cell table:style-name="ce31" table:formula="of:=[.H23]+[.I23]" office:value-type="float" office:value="93701" calcext:value-type="float">
            <text:p><text:s text:c="3"/>93,701</text:p>
          </table:table-cell>
          <table:table-cell table:style-name="ce31" office:value-type="float" office:value="48275" calcext:value-type="float">
            <text:p><text:s text:c="3"/>48,275</text:p>
          </table:table-cell>
          <table:table-cell table:style-name="ce31" office:value-type="float" office:value="45426" calcext:value-type="float">
            <text:p><text:s text:c="3"/>45,426</text:p>
          </table:table-cell>
          <table:table-cell table:style-name="ce94" table:formula="of:=[.H23]/[.I23]*100" office:value-type="float" office:value="106.271738651873" calcext:value-type="float">
            <text:p><text:s/>106 </text:p>
          </table:table-cell>
          <table:table-cell table:style-name="ce94" table:formula="of:=[.G23]/[.B23]" office:value-type="float" office:value="738.593502811276" calcext:value-type="float">
            <text:p><text:s/>739 </text:p>
          </table:table-cell>
          <table:table-cell table:style-name="ce101" table:formula="of:=[.G23]/[.F23]" office:value-type="float" office:value="2.95680025244557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7" office:value-type="string" calcext:value-type="string">
            <text:p>基隆市</text:p>
          </table:table-cell>
          <table:table-cell table:style-name="ce84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4298" calcext:value-type="float">
            <text:p><text:s text:c="3"/>144,298</text:p>
          </table:table-cell>
          <table:table-cell table:style-name="ce31" table:formula="of:=[.H24]+[.I24]" office:value-type="float" office:value="388787" calcext:value-type="float">
            <text:p><text:s text:c="3"/>388,787</text:p>
          </table:table-cell>
          <table:table-cell table:style-name="ce31" office:value-type="float" office:value="196675" calcext:value-type="float">
            <text:p><text:s text:c="3"/>196,675</text:p>
          </table:table-cell>
          <table:table-cell table:style-name="ce31" office:value-type="float" office:value="192112" calcext:value-type="float">
            <text:p><text:s text:c="3"/>192,112</text:p>
          </table:table-cell>
          <table:table-cell table:style-name="ce94" table:formula="of:=[.H24]/[.I24]*100" office:value-type="float" office:value="102.375176980095" calcext:value-type="float">
            <text:p><text:s/>102 </text:p>
          </table:table-cell>
          <table:table-cell table:style-name="ce94" table:formula="of:=[.G24]/[.B24]" office:value-type="float" office:value="2928.51929324512" calcext:value-type="float">
            <text:p><text:s/>2,929 </text:p>
          </table:table-cell>
          <table:table-cell table:style-name="ce101" table:formula="of:=[.G24]/[.F24]" office:value-type="float" office:value="2.69433394780246" calcext:value-type="float">
            <text:p><text:s/>2.69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新竹市</text:p>
          </table:table-cell>
          <table:table-cell table:style-name="ce84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4469" calcext:value-type="float">
            <text:p><text:s text:c="3"/>134,469</text:p>
          </table:table-cell>
          <table:table-cell table:style-name="ce31" table:formula="of:=[.H25]+[.I25]" office:value-type="float" office:value="406471" calcext:value-type="float">
            <text:p><text:s text:c="3"/>406,471</text:p>
          </table:table-cell>
          <table:table-cell table:style-name="ce31" office:value-type="float" office:value="202748" calcext:value-type="float">
            <text:p><text:s text:c="3"/>202,748</text:p>
          </table:table-cell>
          <table:table-cell table:style-name="ce31" office:value-type="float" office:value="203723" calcext:value-type="float">
            <text:p><text:s text:c="3"/>203,723</text:p>
          </table:table-cell>
          <table:table-cell table:style-name="ce94" table:formula="of:=[.H25]/[.I25]*100" office:value-type="float" office:value="99.5214089719865" calcext:value-type="float">
            <text:p><text:s/>100 </text:p>
          </table:table-cell>
          <table:table-cell table:style-name="ce94" table:formula="of:=[.G25]/[.B25]" office:value-type="float" office:value="3902.64861366879" calcext:value-type="float">
            <text:p><text:s/>3,903 </text:p>
          </table:table-cell>
          <table:table-cell table:style-name="ce101" table:formula="of:=[.G25]/[.F25]" office:value-type="float" office:value="3.02278592091858" calcext:value-type="float">
            <text:p><text:s/>3.02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中市</text:p>
          </table:table-cell>
          <table:table-cell table:style-name="ce84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27" calcext:value-type="float">
            <text:p><text:s text:c="3"/>5,227</text:p>
          </table:table-cell>
          <table:table-cell table:style-name="ce31" office:value-type="float" office:value="370066" calcext:value-type="float">
            <text:p><text:s text:c="3"/>370,066</text:p>
          </table:table-cell>
          <table:table-cell table:style-name="ce31" table:formula="of:=[.H26]+[.I26]" office:value-type="float" office:value="1067366" calcext:value-type="float">
            <text:p><text:s text:c="3"/>1,067,366</text:p>
          </table:table-cell>
          <table:table-cell table:style-name="ce31" office:value-type="float" office:value="520560" calcext:value-type="float">
            <text:p><text:s text:c="3"/>520,560</text:p>
          </table:table-cell>
          <table:table-cell table:style-name="ce31" office:value-type="float" office:value="546806" calcext:value-type="float">
            <text:p><text:s text:c="3"/>546,806</text:p>
          </table:table-cell>
          <table:table-cell table:style-name="ce94" table:formula="of:=[.H26]/[.I26]*100" office:value-type="float" office:value="95.2001258215894" calcext:value-type="float">
            <text:p><text:s/>95 </text:p>
          </table:table-cell>
          <table:table-cell table:style-name="ce94" table:formula="of:=[.G26]/[.B26]" office:value-type="float" office:value="6531.20441350682" calcext:value-type="float">
            <text:p><text:s/>6,531 </text:p>
          </table:table-cell>
          <table:table-cell table:style-name="ce101" table:formula="of:=[.G26]/[.F26]" office:value-type="float" office:value="2.88425848362184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嘉義市</text:p>
          </table:table-cell>
          <table:table-cell table:style-name="ce84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3297" calcext:value-type="float">
            <text:p><text:s text:c="3"/>93,297</text:p>
          </table:table-cell>
          <table:table-cell table:style-name="ce31" table:formula="of:=[.H27]+[.I27]" office:value-type="float" office:value="273866" calcext:value-type="float">
            <text:p><text:s text:c="3"/>273,866</text:p>
          </table:table-cell>
          <table:table-cell table:style-name="ce31" office:value-type="float" office:value="135228" calcext:value-type="float">
            <text:p><text:s text:c="3"/>135,228</text:p>
          </table:table-cell>
          <table:table-cell table:style-name="ce31" office:value-type="float" office:value="138638" calcext:value-type="float">
            <text:p><text:s text:c="3"/>138,638</text:p>
          </table:table-cell>
          <table:table-cell table:style-name="ce94" table:formula="of:=[.H27]/[.I27]*100" office:value-type="float" office:value="97.5403569007054" calcext:value-type="float">
            <text:p><text:s/>98 </text:p>
          </table:table-cell>
          <table:table-cell table:style-name="ce94" table:formula="of:=[.G27]/[.B27]" office:value-type="float" office:value="4562.48667235313" calcext:value-type="float">
            <text:p><text:s/>4,562 </text:p>
          </table:table-cell>
          <table:table-cell table:style-name="ce101" table:formula="of:=[.G27]/[.F27]" office:value-type="float" office:value="2.93542128900179" calcext:value-type="float">
            <text:p><text:s/>2.94 </text:p>
          </table:table-cell>
          <table:table-cell table:number-columns-repeated="1012"/>
        </table:table-row>
        <table:table-row table:style-name="ro13">
          <table:table-cell table:style-name="ce77" office:value-type="string" calcext:value-type="string">
            <text:p>臺南市</text:p>
          </table:table-cell>
          <table:table-cell table:style-name="ce84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53" calcext:value-type="float">
            <text:p><text:s text:c="3"/>5,053</text:p>
          </table:table-cell>
          <table:table-cell table:style-name="ce31" office:value-type="float" office:value="262155" calcext:value-type="float">
            <text:p><text:s text:c="3"/>262,155</text:p>
          </table:table-cell>
          <table:table-cell table:style-name="ce31" table:formula="of:=[.H28]+[.I28]" office:value-type="float" office:value="768891" calcext:value-type="float">
            <text:p><text:s text:c="3"/>768,891</text:p>
          </table:table-cell>
          <table:table-cell table:style-name="ce31" office:value-type="float" office:value="381620" calcext:value-type="float">
            <text:p><text:s text:c="3"/>381,620</text:p>
          </table:table-cell>
          <table:table-cell table:style-name="ce31" office:value-type="float" office:value="387271" calcext:value-type="float">
            <text:p><text:s text:c="3"/>387,271</text:p>
          </table:table-cell>
          <table:table-cell table:style-name="ce94" table:formula="of:=[.H28]/[.I28]*100" office:value-type="float" office:value="98.5408150881424" calcext:value-type="float">
            <text:p><text:s/>99 </text:p>
          </table:table-cell>
          <table:table-cell table:style-name="ce94" table:formula="of:=[.G28]/[.B28]" office:value-type="float" office:value="4377.51358417176" calcext:value-type="float">
            <text:p><text:s/>4,378 </text:p>
          </table:table-cell>
          <table:table-cell table:style-name="ce101" table:formula="of:=[.G28]/[.F28]" office:value-type="float" office:value="2.93296332322481" calcext:value-type="float">
            <text:p><text:s/>2.93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504" calcext:value-type="float">
            <text:p><text:s text:c="3"/>9,504</text:p>
          </table:table-cell>
          <table:table-cell table:style-name="ce28" office:value-type="float" office:value="958573" calcext:value-type="float">
            <text:p><text:s text:c="3"/>958,573</text:p>
          </table:table-cell>
          <table:table-cell table:style-name="ce28" table:formula="of:=[.H29]+[.I29]" office:value-type="float" office:value="2620273" calcext:value-type="float">
            <text:p><text:s text:c="3"/>2,620,273</text:p>
          </table:table-cell>
          <table:table-cell table:style-name="ce28" office:value-type="float" office:value="1269131" calcext:value-type="float">
            <text:p><text:s text:c="3"/>1,269,131</text:p>
          </table:table-cell>
          <table:table-cell table:style-name="ce28" office:value-type="float" office:value="1351142" calcext:value-type="float">
            <text:p><text:s text:c="3"/>1,351,142</text:p>
          </table:table-cell>
          <table:table-cell table:style-name="ce93" table:formula="of:=[.H29]/[.I29]*100" office:value-type="float" office:value="93.9302456736598" calcext:value-type="float">
            <text:p><text:s/>94 </text:p>
          </table:table-cell>
          <table:table-cell table:style-name="ce93" table:formula="of:=[.G29]/[.B29]" office:value-type="float" office:value="9640.45582095933" calcext:value-type="float">
            <text:p><text:s/>9,640 </text:p>
          </table:table-cell>
          <table:table-cell table:style-name="ce100" table:formula="of:=[.G29]/[.F29]" office:value-type="float" office:value="2.73351429677239" calcext:value-type="float">
            <text:p><text:s/>2.7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90" office:value-type="float" office:value="8429" calcext:value-type="float">
            <text:p><text:s text:c="3"/>8,429</text:p>
          </table:table-cell>
          <table:table-cell table:style-name="ce28" office:value-type="float" office:value="572140" calcext:value-type="float">
            <text:p><text:s text:c="3"/>572,140</text:p>
          </table:table-cell>
          <table:table-cell table:style-name="ce28" table:formula="of:=[.H30]+[.I30]" office:value-type="float" office:value="1526128" calcext:value-type="float">
            <text:p><text:s text:c="3"/>1,526,128</text:p>
          </table:table-cell>
          <table:table-cell table:style-name="ce28" office:value-type="float" office:value="756958" calcext:value-type="float">
            <text:p><text:s text:c="3"/>756,958</text:p>
          </table:table-cell>
          <table:table-cell table:style-name="ce28" office:value-type="float" office:value="769170" calcext:value-type="float">
            <text:p><text:s text:c="3"/>769,170</text:p>
          </table:table-cell>
          <table:table-cell table:style-name="ce93" table:formula="of:=[.H30]/[.I30]*100" office:value-type="float" office:value="98.4123145728513" calcext:value-type="float">
            <text:p><text:s/>98 </text:p>
          </table:table-cell>
          <table:table-cell table:style-name="ce93" table:formula="of:=[.G30]/[.B30]" office:value-type="float" office:value="9936.20139498817" calcext:value-type="float">
            <text:p><text:s/>9,936 </text:p>
          </table:table-cell>
          <table:table-cell table:style-name="ce100" table:formula="of:=[.G30]/[.F30]" office:value-type="float" office:value="2.66740308316146" calcext:value-type="float">
            <text:p><text:s/>2.67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2226" calcext:value-type="float">
            <text:p><text:s text:c="3"/>32,226</text:p>
          </table:table-cell>
          <table:table-cell table:style-name="ce28" table:formula="of:=[.H31]+[.I31]" office:value-type="float" office:value="95323" calcext:value-type="float">
            <text:p><text:s text:c="3"/>95,323</text:p>
          </table:table-cell>
          <table:table-cell table:style-name="ce28" office:value-type="float" office:value="50660" calcext:value-type="float">
            <text:p><text:s text:c="3"/>50,660</text:p>
          </table:table-cell>
          <table:table-cell table:style-name="ce28" office:value-type="float" office:value="44663" calcext:value-type="float">
            <text:p><text:s text:c="3"/>44,663</text:p>
          </table:table-cell>
          <table:table-cell table:style-name="ce93" table:formula="of:=[.H31]/[.I31]*100" office:value-type="float" office:value="113.427221637597" calcext:value-type="float">
            <text:p><text:s/>113 </text:p>
          </table:table-cell>
          <table:table-cell table:style-name="ce93" table:formula="of:=[.G31]/[.B31]" office:value-type="float" office:value="528.234029347874" calcext:value-type="float">
            <text:p><text:s/>528 </text:p>
          </table:table-cell>
          <table:table-cell table:style-name="ce100" table:formula="of:=[.G31]/[.F31]" office:value-type="float" office:value="2.95795320548625" calcext:value-type="float">
            <text:p><text:s/>2.96 </text:p>
          </table:table-cell>
          <table:table-cell table:number-columns-repeated="1012"/>
        </table:table-row>
        <table:table-row table:style-name="ro7">
          <table:table-cell table:style-name="ce77" office:value-type="string" calcext:value-type="string">
            <text:p>金門縣</text:p>
          </table:table-cell>
          <table:table-cell table:style-name="ce84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30219" calcext:value-type="float">
            <text:p><text:s text:c="3"/>30,219</text:p>
          </table:table-cell>
          <table:table-cell table:style-name="ce31" table:formula="of:=[.H32]+[.I32]" office:value-type="float" office:value="85555" calcext:value-type="float">
            <text:p><text:s text:c="3"/>85,555</text:p>
          </table:table-cell>
          <table:table-cell table:style-name="ce31" office:value-type="float" office:value="45001" calcext:value-type="float">
            <text:p><text:s text:c="3"/>45,001</text:p>
          </table:table-cell>
          <table:table-cell table:style-name="ce31" office:value-type="float" office:value="40554" calcext:value-type="float">
            <text:p><text:s text:c="3"/>40,554</text:p>
          </table:table-cell>
          <table:table-cell table:style-name="ce94" table:formula="of:=[.H32]/[.I32]*100" office:value-type="float" office:value="110.965626078809" calcext:value-type="float">
            <text:p><text:s/>111 </text:p>
          </table:table-cell>
          <table:table-cell table:style-name="ce94" table:formula="of:=[.G32]/[.B32]" office:value-type="float" office:value="564.138576779026" calcext:value-type="float">
            <text:p><text:s/>564 </text:p>
          </table:table-cell>
          <table:table-cell table:style-name="ce101" table:formula="of:=[.G32]/[.F32]" office:value-type="float" office:value="2.8311658228267" calcext:value-type="float">
            <text:p><text:s/>2.83 </text:p>
          </table:table-cell>
          <table:table-cell table:number-columns-repeated="1012"/>
        </table:table-row>
        <table:table-row table:style-name="ro7">
          <table:table-cell table:style-name="ce77" office:value-type="string" calcext:value-type="string">
            <text:p>連江縣</text:p>
          </table:table-cell>
          <table:table-cell table:style-name="ce84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2007" calcext:value-type="float">
            <text:p><text:s text:c="3"/>2,007</text:p>
          </table:table-cell>
          <table:table-cell table:style-name="ce31" table:formula="of:=[.H33]+[.I33]" office:value-type="float" office:value="9768" calcext:value-type="float">
            <text:p><text:s text:c="3"/>9,768</text:p>
          </table:table-cell>
          <table:table-cell table:style-name="ce31" office:value-type="float" office:value="5659" calcext:value-type="float">
            <text:p><text:s text:c="3"/>5,659</text:p>
          </table:table-cell>
          <table:table-cell table:style-name="ce31" office:value-type="float" office:value="4109" calcext:value-type="float">
            <text:p><text:s text:c="3"/>4,109</text:p>
          </table:table-cell>
          <table:table-cell table:style-name="ce95" table:formula="of:=[.H33]/[.I33]*100" office:value-type="float" office:value="137.722073497201" calcext:value-type="float">
            <text:p><text:s/>138 </text:p>
          </table:table-cell>
          <table:table-cell table:style-name="ce94" table:formula="of:=[.G33]/[.B33]" office:value-type="float" office:value="339.166666666667" calcext:value-type="float">
            <text:p><text:s/>339 </text:p>
          </table:table-cell>
          <table:table-cell table:style-name="ce101" table:formula="of:=[.G33]/[.F33]" office:value-type="float" office:value="4.86696562032885" calcext:value-type="float">
            <text:p><text:s/>4.87 </text:p>
          </table:table-cell>
          <table:table-cell table:number-columns-repeated="1012"/>
        </table:table-row>
        <table:table-row table:style-name="ro7">
          <table:table-cell table:style-name="ce78" office:value-type="string" calcext:value-type="string">
            <text:p>東沙群島</text:p>
          </table:table-cell>
          <table:table-cell table:style-name="ce85" office:value-type="float" office:value="2.38" calcext:value-type="float">
            <text:p><text:s text:c="3"/>2.3800</text:p>
          </table:table-cell>
          <table:table-cell table:style-name="ce87" office:value-type="float" office:value="0" calcext:value-type="float">
            <text:p>— </text:p>
          </table:table-cell>
          <table:table-cell table:number-columns-repeated="8" table:style-name="ce88" office:value-type="float" office:value="0" calcext:value-type="float">
            <text:p>— </text:p>
          </table:table-cell>
          <table:table-cell table:style-name="ce102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8" office:value-type="string" calcext:value-type="string">
            <text:p>南沙群島</text:p>
          </table:table-cell>
          <table:table-cell table:style-name="ce85" office:value-type="float" office:value="0.4896" calcext:value-type="float">
            <text:p><text:s text:c="3"/>0.4896</text:p>
          </table:table-cell>
          <table:table-cell table:number-columns-repeated="9" table:style-name="ce88" office:value-type="float" office:value="0" calcext:value-type="float">
            <text:p>— </text:p>
          </table:table-cell>
          <table:table-cell table:style-name="ce102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9"/>
          <table:table-cell table:style-name="ce86"/>
          <table:table-cell table:style-name="ce89" table:number-columns-repeated="7"/>
          <table:table-cell table:style-name="ce96" table:number-columns-repeated="2"/>
          <table:table-cell table:style-name="ce103"/>
          <table:table-cell table:style-name="ce104" table:number-columns-repeated="244"/>
          <table:table-cell table:style-name="ce106" table:number-columns-repeated="768"/>
        </table:table-row>
        <table:table-row table:style-name="ro13">
          <table:table-cell table:style-name="ce80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7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3</text:span><text:span text:style-name="T10">月</text:span><text:span text:style-name="T9">24</text:span><text:span text:style-name="T10">日修正</text:span></text:p>
          </table:table-cell>
          <table:covered-table-cell table:number-columns-repeated="2" table:style-name="ce60"/>
          <table:table-cell table:style-name="ce105"/>
          <table:table-cell table:style-name="ce104" table:number-columns-repeated="1011"/>
        </table:table-row>
        <table:table-row table:style-name="ro10">
          <table:table-cell table:style-name="ce80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嘉義縣土地面積自98年2月27日起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1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3-06T10:18:32</meta:creation-date>
    <dc:creator>user</dc:creator>
    <dc:date>2009-03-24T10:42:59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